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1283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GPU_vs_CPU_various_machines.o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Smith <text:s/>03/24/23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timing results using code implemented from:</text:p>
          </table:table-cell>
          <table:table-cell/>
          <table:table-cell table:style-name="ce1" office:value-type="string" calcext:value-type="string">
            <text:p><text:a xlink:href="https://learnopencv.com/getting-started-opencv-cuda-module/" xlink:type="simple">https://learnopencv.com/getting-started-opencv-cuda-module/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st video: <text:s/>pedestrians.mp4 from </text:p>
          </table:table-cell>
          <table:table-cell/>
          <table:table-cell table:style-name="ce1" office:value-type="string" calcext:value-type="string">
            <text:p>/usr/share/visionworks/sources/data/ in jetson nano Jetpack 4.3 installa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DEO PROPERTIES</text:p>
          </table:table-cell>
          <table:table-cell/>
          <table:table-cell table:style-name="ce1" office:value-type="string" calcext:value-type="string">
            <text:p>960 X 540 PIXELS, 29.899 FPS, 419 FRAMES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ALL TIMES IN SECONDS</text:p>
          </table:table-cell>
          <table:table-cell table:style-name="ce5" table:number-columns-repeated="2"/>
          <table:table-cell/>
          <table:table-cell table:style-name="ce6"/>
          <table:table-cell table:style-name="ce6" office:value-type="string" calcext:value-type="string">
            <text:p>FRAMES PER SECOND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RATIO OF MACHINE TO GPU: OPTICAL FLOW TIME ONLY</text:p>
          </table:table-cell>
          <table:table-cell table:style-name="ce7" office:value-type="string" calcext:value-type="string">
            <text:p>RATIO OF GPU TO MACHINE: FULL PIPELINE FP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GPU or CPU</text:p>
          </table:table-cell>
          <table:table-cell/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Pre-process</text:p>
          </table:table-cell>
          <table:table-cell table:style-name="ce5" office:value-type="string" calcext:value-type="string">
            <text:p>optical flow</text:p>
          </table:table-cell>
          <table:table-cell table:style-name="ce5" office:value-type="string" calcext:value-type="string">
            <text:p>Post-process</text:p>
          </table:table-cell>
          <table:table-cell table:style-name="ce5" office:value-type="string" calcext:value-type="string">
            <text:p>full pipeline</text:p>
          </table:table-cell>
          <table:table-cell/>
          <table:table-cell table:style-name="ce6" office:value-type="string" calcext:value-type="string">
            <text:p>orig video fps</text:p>
          </table:table-cell>
          <table:table-cell table:style-name="ce6" office:value-type="string" calcext:value-type="string">
            <text:p>optical flow fps</text:p>
          </table:table-cell>
          <table:table-cell table:style-name="ce6" office:value-type="string" calcext:value-type="string">
            <text:p>full pipeline fp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Jetpack 4.3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4.7.0</text:p>
          </table:table-cell>
          <table:table-cell table:style-name="ce3" office:value-type="string" calcext:value-type="string">
            <text:p>GPU</text:p>
          </table:table-cell>
          <table:table-cell/>
          <table:table-cell office:value-type="float" office:value="2.165" calcext:value-type="float">
            <text:p>2.165</text:p>
          </table:table-cell>
          <table:table-cell office:value-type="float" office:value="1.795" calcext:value-type="float">
            <text:p>1.795</text:p>
          </table:table-cell>
          <table:table-cell office:value-type="float" office:value="84.172" calcext:value-type="float">
            <text:p>84.172</text:p>
          </table:table-cell>
          <table:table-cell office:value-type="float" office:value="11.455" calcext:value-type="float">
            <text:p>11.455</text:p>
          </table:table-cell>
          <table:table-cell office:value-type="float" office:value="99.611" calcext:value-type="float">
            <text:p>99.611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4.966" calcext:value-type="float">
            <text:p>4.966</text:p>
          </table:table-cell>
          <table:table-cell office:value-type="float" office:value="4.196" calcext:value-type="float">
            <text:p>4.196</text:p>
          </table:table-cell>
          <table:table-cell table:formula="of:=SUM([.G11:.J11])" office:value-type="float" office:value="99.587" calcext:value-type="float">
            <text:p>99.587</text:p>
          </table:table-cell>
          <table:table-cell table:formula="of:=418/[.K11]" office:value-type="float" office:value="4.19632369918985" calcext:value-type="float">
            <text:p>4.19632369918985</text:p>
          </table:table-cell>
          <table:table-cell table:formula="of:=[.I11]/[.I$11]" office:value-type="float" office:value="1" calcext:value-type="float">
            <text:p>1</text:p>
          </table:table-cell>
          <table:table-cell table:formula="of:=[.O$11]/[.O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Jetpack 4.3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4.7.0</text:p>
          </table:table-cell>
          <table:table-cell table:style-name="ce4" office:value-type="string" calcext:value-type="string">
            <text:p>CPU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0.61" calcext:value-type="float">
            <text:p>0.61</text:p>
          </table:table-cell>
          <table:table-cell office:value-type="float" office:value="227.848" calcext:value-type="float">
            <text:p>227.848</text:p>
          </table:table-cell>
          <table:table-cell office:value-type="float" office:value="12.302" calcext:value-type="float">
            <text:p>12.302</text:p>
          </table:table-cell>
          <table:table-cell office:value-type="float" office:value="242.345" calcext:value-type="float">
            <text:p>242.345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1.835" calcext:value-type="float">
            <text:p>1.835</text:p>
          </table:table-cell>
          <table:table-cell office:value-type="float" office:value="1.725" calcext:value-type="float">
            <text:p>1.725</text:p>
          </table:table-cell>
          <table:table-cell table:formula="of:=SUM([.G13:.J13])" office:value-type="float" office:value="242.326" calcext:value-type="float">
            <text:p>242.326</text:p>
          </table:table-cell>
          <table:table-cell table:formula="of:=418/[.K13]" office:value-type="float" office:value="1.72481379851039" calcext:value-type="float">
            <text:p>1.72481379851039</text:p>
          </table:table-cell>
          <table:table-cell table:formula="of:=[.I13]/[.I$11]" office:value-type="float" office:value="2.70693342204058" calcext:value-type="float">
            <text:p>2.70693342204058</text:p>
          </table:table-cell>
          <table:table-cell table:formula="of:=[.O$11]/[.O13]" office:value-type="float" office:value="2.43246376811594" calcext:value-type="float">
            <text:p>2.4324637681159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cer Aspire-E5-576G</text:p>
          </table:table-cell>
          <table:table-cell office:value-type="string" calcext:value-type="string">
            <text:p>Ubuntu 22.04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4.7.0</text:p>
          </table:table-cell>
          <table:table-cell table:style-name="ce4" office:value-type="string" calcext:value-type="string">
            <text:p>CPU</text:p>
          </table:table-cell>
          <table:table-cell/>
          <table:table-cell office:value-type="float" office:value="0.254" calcext:value-type="float">
            <text:p>0.254</text:p>
          </table:table-cell>
          <table:table-cell office:value-type="float" office:value="0.126" calcext:value-type="float">
            <text:p>0.126</text:p>
          </table:table-cell>
          <table:table-cell office:value-type="float" office:value="66.96" calcext:value-type="float">
            <text:p>66.96</text:p>
          </table:table-cell>
          <table:table-cell office:value-type="float" office:value="2.249" calcext:value-type="float">
            <text:p>2.249</text:p>
          </table:table-cell>
          <table:table-cell office:value-type="float" office:value="69.596" calcext:value-type="float">
            <text:p>69.596</text:p>
          </table:table-cell>
          <table:table-cell/>
          <table:table-cell office:value-type="float" office:value="29.899" calcext:value-type="float">
            <text:p>29.899</text:p>
          </table:table-cell>
          <table:table-cell office:value-type="float" office:value="6.243" calcext:value-type="float">
            <text:p>6.243</text:p>
          </table:table-cell>
          <table:table-cell office:value-type="float" office:value="6.006" calcext:value-type="float">
            <text:p>6.006</text:p>
          </table:table-cell>
          <table:table-cell table:formula="of:=SUM([.G15:.J15])" office:value-type="float" office:value="69.589" calcext:value-type="float">
            <text:p>69.589</text:p>
          </table:table-cell>
          <table:table-cell table:formula="of:=418/[.K15]" office:value-type="float" office:value="6.00609230415541" calcext:value-type="float">
            <text:p>6.00609230415541</text:p>
          </table:table-cell>
          <table:table-cell table:formula="of:=[.I15]/[.I$11]" office:value-type="float" office:value="0.795513947631041" calcext:value-type="float">
            <text:p>0.795513947631041</text:p>
          </table:table-cell>
          <table:table-cell table:formula="of:=[.O$11]/[.O15]" office:value-type="float" office:value="0.698634698634699" calcext:value-type="float">
            <text:p>0.698634698634699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Raspberry Pi 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xxx</text:p>
          </table:table-cell>
          <table:table-cell table:style-name="ce4" office:value-type="string" calcext:value-type="string">
            <text:p>CPU</text:p>
          </table:table-cell>
          <table:table-cell table:number-columns-repeated="10"/>
          <table:table-cell table:formula="of:=SUM([.G17:.J17])" office:value-type="float" office:value="0" calcext:value-type="float">
            <text:p>0</text:p>
          </table:table-cell>
          <table:table-cell table:formula="of:=418/[.K17]" office:value-type="string" office:string-value="" calcext:value-type="error">
            <text:p>#DIV/0!</text:p>
          </table:table-cell>
          <table:table-cell table:formula="of:=[.I17]/[.I$11]" office:value-type="float" office:value="0" calcext:value-type="float">
            <text:p>0</text:p>
          </table:table-cell>
          <table:table-cell table:formula="of:=[.O$11]/[.O1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13:25.102029816</meta:creation-date>
    <dc:date>2023-03-24T11:33:32.264961536</dc:date>
    <meta:editing-duration>PT49M18S</meta:editing-duration>
    <meta:editing-cycles>17</meta:editing-cycles>
    <meta:generator>LibreOffice/7.3.7.2$Linux_X86_64 LibreOffice_project/30$Build-2</meta:generator>
    <meta:document-statistic meta:table-count="1" meta:cell-count="87" meta:object-count="0"/>
  </office:meta>
</office:document-meta>
</file>